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 style:list-style-name="L1">
      <style:paragraph-properties fo:text-align="center" style:justify-single-word="false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text-properties style:font-name="Courier 10 Pitch"/>
    </style:style>
    <style:style style:name="P4" style:family="paragraph" style:parent-style-name="Standard" style:list-style-name="L1">
      <style:text-properties style:font-name="Courier 10 Pitch" officeooo:rsid="0027bb87" officeooo:paragraph-rsid="0027bb87"/>
    </style:style>
    <style:style style:name="T1" style:family="text">
      <style:text-properties fo:font-variant="normal" fo:text-transform="none" fo:color="#000000" fo:font-size="12pt" fo:letter-spacing="normal" fo:font-style="normal" fo:font-weight="normal" officeooo:rsid="001f286d" style:font-size-asian="12pt" style:font-size-complex="12pt" fo:padding="0cm" fo:border="none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 fo:padding="0cm" fo:border="none"/>
    </style:style>
    <style:style style:name="T3" style:family="text">
      <style:text-properties officeooo:rsid="001bc8a9"/>
    </style:style>
    <style:style style:name="T4" style:family="text">
      <style:text-properties officeooo:rsid="001f286d"/>
    </style:style>
    <style:style style:name="T5" style:family="text">
      <style:text-properties officeooo:rsid="002aafee"/>
    </style:style>
    <style:style style:name="T6" style:family="text">
      <style:text-properties officeooo:rsid="002b56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41240862548730552" text:style-name="L1">
        <text:list-header>
          <text:p text:style-name="P2">Idioms and Phrases</text:p>
        </text:list-header>
        <text:list-item>
          <text:p text:style-name="P3"><text:span text:style-name="T4">A</text:span>dd salt to s<text:span text:style-name="T3">ome</text:span>th<text:span text:style-name="T3">ing: If you add salt to a subject or conversation, you make it more interesting.</text:span></text:p>
        </text:list-item>
      </text:list>
      <text:p text:style-name="P1"><text:tab/>e.g. You can be sure she'll always add salt to the <text:tab/>conversation.</text:p>
      <text:p text:style-name="P1"/>
      <text:list xml:id="list222259116251976" text:continue-numbering="true" text:style-name="L1">
        <text:list-item>
          <text:p text:style-name="P3"><text:span text:style-name="T1">A</text:span><text:span text:style-name="T2">dd/give teeth to something: to make something powerful; to give something a real effect.</text:span></text:p>
          <text:p text:style-name="P3">e.g. Strong enforcement puts <text:span text:style-name="T6">teeth</text:span> in the regulation.</text:p>
          <text:p text:style-name="P3"/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ourier 10 Pitch" fo:font-family="'Courier 10 Pitch'" style:font-pitch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2:30:20.450950405</meta:creation-date>
    <meta:generator>LibreOffice/4.3.2.2$Linux_X86_64 LibreOffice_project/430m0$Build-2</meta:generator>
    <dc:date>2014-12-16T22:22:57.790308906</dc:date>
    <meta:editing-duration>PT7M51S</meta:editing-duration>
    <meta:editing-cycles>18</meta:editing-cycles>
    <meta:document-statistic meta:table-count="0" meta:image-count="0" meta:object-count="0" meta:page-count="1" meta:paragraph-count="6" meta:word-count="58" meta:character-count="330" meta:non-whitespace-character-count="278"/>
  </office:meta>
</office:document-meta>
</file>